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6) rotate (-1.97309471937959) translate (4.9262888355282cm 3.539858983543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6) rotate (-1.18577669380495) translate (5.18404134706708cm 3.02896178053832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3791670420358cm 5.70962437916043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107791145399cm 3.3107947751292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185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rotate (-2.15687788961459) translate (6.68862447873229cm 5.8649614417958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3.695623985261cm 6.70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671cm" svg:height="1.798cm" svg:x="5.759cm" svg:y="7.221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3cm" svg:height="0.661cm" draw:transform="rotate (-2.15757602131539) translate (6.95965777377041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7.77545731859441cm 8.161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4:11.255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